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4pt" officeooo:rsid="00202b32" officeooo:paragraph-rsid="00202b32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/>
    </style:style>
    <style:style style:name="P4" style:family="paragraph" style:parent-style-name="Standard">
      <style:text-properties fo:font-size="18pt" officeooo:rsid="001ef933" officeooo:paragraph-rsid="001ef933" style:font-size-asian="18pt" style:font-size-complex="18pt"/>
    </style:style>
    <style:style style:name="P5" style:family="paragraph" style:parent-style-name="Standard">
      <style:text-properties fo:font-size="18pt" officeooo:rsid="001ef933" officeooo:paragraph-rsid="001ef933" style:font-size-asian="15.75pt" style:font-size-complex="18pt"/>
    </style:style>
    <style:style style:name="P6" style:family="paragraph" style:parent-style-name="Standard">
      <style:text-properties fo:font-size="18pt" officeooo:rsid="001ef933" officeooo:paragraph-rsid="002bdaad" style:font-size-asian="15.75pt" style:font-size-complex="18pt"/>
    </style:style>
    <style:style style:name="P7" style:family="paragraph" style:parent-style-name="Standard">
      <style:paragraph-properties fo:text-align="end" style:justify-single-word="false"/>
      <style:text-properties fo:font-size="18pt" officeooo:rsid="001ef933" officeooo:paragraph-rsid="001ef933" style:font-size-asian="15.75pt" style:font-size-complex="18pt"/>
    </style:style>
    <style:style style:name="P8" style:family="paragraph" style:parent-style-name="Standard">
      <style:text-properties fo:font-size="14pt" officeooo:rsid="00202b32" officeooo:paragraph-rsid="00202b32" style:font-size-asian="12.25pt" style:font-size-complex="14pt"/>
    </style:style>
    <style:style style:name="P9" style:family="paragraph" style:parent-style-name="Standard">
      <style:text-properties fo:font-size="12pt" officeooo:rsid="001ef933" officeooo:paragraph-rsid="001ef933" style:font-size-asian="12pt" style:font-size-complex="12pt"/>
    </style:style>
    <style:style style:name="P10" style:family="paragraph" style:parent-style-name="Table_20_Contents">
      <style:text-properties fo:font-size="14pt" officeooo:rsid="00262b16" officeooo:paragraph-rsid="00262b16" style:font-size-asian="12.25pt" style:font-size-complex="14pt"/>
    </style:style>
    <style:style style:name="P11" style:family="paragraph" style:parent-style-name="Table_20_Contents">
      <style:text-properties fo:font-size="14pt" officeooo:rsid="00262b16" officeooo:paragraph-rsid="00296a84" style:font-size-asian="12.25pt" style:font-size-complex="14pt"/>
    </style:style>
    <style:style style:name="P12" style:family="paragraph" style:parent-style-name="Table_20_Contents">
      <style:text-properties fo:font-size="11pt" officeooo:rsid="00262b16" officeooo:paragraph-rsid="00262b16" style:font-size-asian="11pt" style:font-size-complex="11pt"/>
    </style:style>
    <style:style style:name="P13" style:family="paragraph" style:parent-style-name="Table_20_Contents">
      <style:text-properties fo:font-size="11pt" officeooo:rsid="00262b16" officeooo:paragraph-rsid="00296a84" style:font-size-asian="11pt" style:font-size-complex="11pt"/>
    </style:style>
    <style:style style:name="P14" style:family="paragraph" style:parent-style-name="Standard">
      <style:text-properties fo:font-size="12pt" officeooo:rsid="001ef933" officeooo:paragraph-rsid="00330a4e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247dbd" style:font-size-asian="12pt" style:font-size-complex="12pt"/>
    </style:style>
    <style:style style:name="T3" style:family="text">
      <style:text-properties fo:font-size="12pt" officeooo:rsid="0021913e" style:font-size-asian="12pt" style:font-size-complex="12pt"/>
    </style:style>
    <style:style style:name="T4" style:family="text">
      <style:text-properties officeooo:rsid="0021913e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officeooo:rsid="0027e935"/>
    </style:style>
    <style:style style:name="T7" style:family="text">
      <style:text-properties officeooo:rsid="0031b3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wesenheitsliste</text:p>
      <text:p text:style-name="P14"><text:span text:style-name="T4">##</text:span>Datum <text:s text:c="2"/><text:span text:style-name="T4">##</text:span>Uhrzeit <text:s text:c="2"/><text:span text:style-name="T4">##</text:span>Raumnummer</text:p>
      <text:p text:style-name="P14"><text:span text:style-name="T7">##Studiengang</text:span></text:p>
      <text:p text:style-name="P9"/>
      <text:p text:style-name="P9"><text:span text:style-name="T4">##</text:span>Kürzel_der_LVA<text:tab/><text:span text:style-name="T4">##</text:span>Anzahl_der_Einheiten</text:p>
      <text:p text:style-name="P6"><text:span text:style-name="T6">##</text:span>Titel_der_LVA<text:tab/><text:tab/></text:p>
      <text:p text:style-name="P6"><text:span text:style-name="T3"><text:tab/><text:tab/><text:tab/><text:tab/><text:tab/>##</text:span><text:span text:style-name="T1">Barcode_der_LVA<text:tab/> <text:s text:c="5"/>_____________________________</text:span></text:p>
      <text:p text:style-name="P7"><text:span text:style-name="T2">##</text:span><text:span text:style-name="T1">Name_des_Vortragenden</text:span></text:p>
      <text:p text:style-name="P5"/>
      <text:p text:style-name="P8">Lehrinhalte</text:p>
      <text:p text:style-name="P2"/>
      <text:p text:style-name="P2"/>
      <text:p text:style-name="P8"/>
      <text:p text:style-name="P8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2">##Barcode <text:s text:c="3"/>##Name</text:p>
            <text:p text:style-name="P10"><text:s text:c="17"/><text:span text:style-name="T5">##Zusatzinfo</text:span></text:p>
          </table:table-cell>
          <table:table-cell table:style-name="Tabelle1.A1" office:value-type="string">
            <text:p text:style-name="P12">##Barcode <text:s text:c="3"/>##Name</text:p>
            <text:p text:style-name="P10"><text:s text:c="17"/><text:span text:style-name="T5">##Zusatzinfo</text:span></text:p>
          </table:table-cell>
        </table:table-row>
        <table:table-row>
          <table:table-cell table:style-name="Tabelle1.A1" office:value-type="string">
            <text:p text:style-name="P12">##Barcode <text:s text:c="3"/>##Name</text:p>
            <text:p text:style-name="P10"><text:s text:c="17"/><text:span text:style-name="T5">##Zusatzinfo</text:span></text:p>
          </table:table-cell>
          <table:table-cell table:style-name="Tabelle1.A1" office:value-type="string">
            <text:p text:style-name="P12">##Barcode <text:s text:c="3"/>##Name</text:p>
            <text:p text:style-name="P10"><text:s text:c="17"/><text:span text:style-name="T5">##Zusatzinfo</text:span></text:p>
          </table:table-cell>
        </table:table-row>
        <table:table-row>
          <table:table-cell table:style-name="Tabelle1.A1" office:value-type="string">
            <text:p text:style-name="P12">##Barcode <text:s text:c="3"/>##Name</text:p>
            <text:p text:style-name="P10"><text:s text:c="17"/><text:span text:style-name="T5">##Zusatzinfo</text:span></text:p>
          </table:table-cell>
          <table:table-cell table:style-name="Tabelle1.A1" office:value-type="string">
            <text:p text:style-name="P12">##Barcode <text:s text:c="3"/>##Name</text:p>
            <text:p text:style-name="P10"><text:s text:c="17"/><text:span text:style-name="T5">##Zusatzinfo</text:span></text:p>
          </table:table-cell>
        </table:table-row>
        <table:table-row>
          <table:table-cell table:style-name="Tabelle1.A1" office:value-type="string">
            <text:p text:style-name="P12">##Barcode <text:s text:c="3"/>##Name</text:p>
            <text:p text:style-name="P10"><text:s text:c="17"/><text:span text:style-name="T5">##Zusatzinfo</text:span></text:p>
          </table:table-cell>
          <table:table-cell table:style-name="Tabelle1.A1" office:value-type="string">
            <text:p text:style-name="P12">##Barcode <text:s text:c="3"/>##Name</text:p>
            <text:p text:style-name="P10"><text:s text:c="17"/><text:span text:style-name="T5">##Zusatzinfo</text:span></text:p>
          </table:table-cell>
        </table:table-row>
        <table:table-row>
          <table:table-cell table:style-name="Tabelle1.A1" office:value-type="string">
            <text:p text:style-name="P12">##Barcode <text:s text:c="3"/>##Name</text:p>
            <text:p text:style-name="P10"><text:s text:c="17"/><text:span text:style-name="T5">##Zusatzinfo</text:span></text:p>
          </table:table-cell>
          <table:table-cell table:style-name="Tabelle1.A1" office:value-type="string">
            <text:p text:style-name="P12">##Barcode <text:s text:c="3"/>##Name</text:p>
            <text:p text:style-name="P10"><text:s text:c="17"/><text:span text:style-name="T5">##Zusatzinfo</text:span></text:p>
          </table:table-cell>
        </table:table-row>
        <table:table-row>
          <table:table-cell table:style-name="Tabelle1.A1" office:value-type="string">
            <text:p text:style-name="P12">##Barcode <text:s text:c="3"/>##Name</text:p>
            <text:p text:style-name="P10"><text:s text:c="17"/><text:span text:style-name="T5">##Zusatzinfo</text:span></text:p>
          </table:table-cell>
          <table:table-cell table:style-name="Tabelle1.A1" office:value-type="string">
            <text:p text:style-name="P12">##Barcode <text:s text:c="3"/>##Name</text:p>
            <text:p text:style-name="P10"><text:s text:c="17"/><text:span text:style-name="T5">##Zusatzinfo</text:span></text:p>
          </table:table-cell>
        </table:table-row>
        <table:table-row>
          <table:table-cell table:style-name="Tabelle1.A1" office:value-type="string">
            <text:p text:style-name="P12">##Barcode <text:s text:c="3"/>##Name</text:p>
            <text:p text:style-name="P10"><text:s text:c="17"/><text:span text:style-name="T5">##Zusatzinfo</text:span></text:p>
          </table:table-cell>
          <table:table-cell table:style-name="Tabelle1.A1" office:value-type="string">
            <text:p text:style-name="P12">##Barcode <text:s text:c="3"/>##Name</text:p>
            <text:p text:style-name="P10"><text:s text:c="17"/><text:span text:style-name="T5">##Zusatzinfo</text:span></text:p>
          </table:table-cell>
        </table:table-row>
        <table:table-row>
          <table:table-cell table:style-name="Tabelle1.A1" office:value-type="string">
            <text:p text:style-name="P12">##Barcode <text:s text:c="3"/>##Name</text:p>
            <text:p text:style-name="P10"><text:s text:c="17"/><text:span text:style-name="T5">##Zusatzinfo</text:span></text:p>
          </table:table-cell>
          <table:table-cell table:style-name="Tabelle1.A1" office:value-type="string">
            <text:p text:style-name="P12">##Barcode <text:s text:c="3"/>##Name</text:p>
            <text:p text:style-name="P10"><text:s text:c="17"/><text:span text:style-name="T5">##Zusatzinfo</text:span></text:p>
          </table:table-cell>
        </table:table-row>
        <table:table-row>
          <table:table-cell table:style-name="Tabelle1.A1" office:value-type="string">
            <text:p text:style-name="P13">##Barcode <text:s text:c="3"/>##Name</text:p>
            <text:p text:style-name="P11"><text:s text:c="17"/><text:span text:style-name="T5">##Zusatzinfo</text:span></text:p>
          </table:table-cell>
          <table:table-cell table:style-name="Tabelle1.A1" office:value-type="string">
            <text:p text:style-name="P12"/>
          </table:table-cell>
        </table:table-row>
        <table:table-row>
          <table:table-cell table:style-name="Tabelle1.A1" office:value-type="string">
            <text:p text:style-name="P13">##Barcode <text:s text:c="3"/>##Name</text:p>
            <text:p text:style-name="P11"><text:s text:c="17"/><text:span text:style-name="T5">##Zusatzinfo</text:span></text:p>
          </table:table-cell>
          <table:table-cell table:style-name="Tabelle1.A1" office:value-type="string">
            <text:p text:style-name="P12"/>
          </table:table-cell>
        </table:table-row>
        <table:table-row>
          <table:table-cell table:style-name="Tabelle1.A1" office:value-type="string">
            <text:p text:style-name="P13">##Barcode <text:s text:c="3"/>##Name</text:p>
            <text:p text:style-name="P11"><text:s text:c="17"/><text:span text:style-name="T5">##Zusatzinfo</text:span></text:p>
          </table:table-cell>
          <table:table-cell table:style-name="Tabelle1.A1" office:value-type="string">
            <text:p text:style-name="P12"/>
          </table:table-cell>
        </table:table-row>
        <table:table-row>
          <table:table-cell table:style-name="Tabelle1.A1" office:value-type="string">
            <text:p text:style-name="P13">##Barcode <text:s text:c="3"/>##Name</text:p>
            <text:p text:style-name="P11"><text:s text:c="17"/><text:span text:style-name="T5">##Zusatzinfo</text:span></text:p>
          </table:table-cell>
          <table:table-cell table:style-name="Tabelle1.A1" office:value-type="string">
            <text:p text:style-name="P12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Standard">
      <style:paragraph-properties fo:text-align="center" style:justify-single-word="false"/>
      <style:text-properties style:font-name="Arial" fo:font-size="8pt" style:font-size-asian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="none" fo:padding="0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Fachhochschule des bfi Wien Gesellschaft m.b.H., Firmenbuch-Nr.: FN148597 a, DVR: 0870722</text:p>
        <text:p text:style-name="MP2">A-1020 Wien, Wohlmutstraße 22, Tel: +43 1 720 12 86, FAX DW 19, e-mail: info@fh-vie.ac.at, homepage: http://www.fh-vie.ac.a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14:25:58.176000000</meta:creation-date>
    <dc:date>2014-10-21T11:10:10.233000000</dc:date>
    <meta:editing-duration>PT59M38S</meta:editing-duration>
    <meta:editing-cycles>16</meta:editing-cycles>
    <meta:generator>LibreOffice/4.2.6.3$Windows_x86 LibreOffice_project/3fd416d4c6db7d3204c17ce57a1d70f6e531ee21</meta:generator>
    <meta:document-statistic meta:table-count="1" meta:image-count="0" meta:object-count="0" meta:page-count="1" meta:paragraph-count="50" meta:word-count="100" meta:character-count="1385" meta:non-whitespace-character-count="918"/>
  </office:meta>
</office:document-meta>
</file>